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20.578cm" fo:min-width="37.092cm" draw:shadow-offset-x="0.203cm" draw:shadow-offset-y="0.203cm" draw:shadow-opacity="5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87cm" fo:min-width="24.189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5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592cm" svg:height="20.82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1.708cm" svg:y="3.0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36cm" svg:y="3.0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4.961cm" svg:y="5.7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44cm" svg:y="14.8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1.714cm" svg:y="14.8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0.7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019cm" svg:y="10.2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861cm" svg:y="15.3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69cm" svg:y="3.8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1.862cm" svg:y="3.8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85cm" svg:height="3.819cm" svg:x="16.423cm" svg:y="10.1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755cm" svg:height="2.04cm" svg:x="5.329cm" svg:y="12.816cm">
          <text:list text:style-name="L3">
            <text:list-header>
              <text:p text:style-name="P4"><text:span text:style-name="T1">1. </text:span><text:span text:style-name="T3">POST</text:span><text:span text:style-name="T1"> mail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425cm" svg:height="0.854cm" svg:x="26.401cm" svg:y="14.534cm">
          <text:list text:style-name="L3">
            <text:list-header>
              <text:p text:style-name="P4"><text:span text:style-name="T1">7. </text:span><text:span text:style-name="T3">GET</text:span><text:span text:style-name="T1"> mail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235cm" svg:y="10.2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7.961cm" svg:y="12.3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2.996cm" svg:y="15.3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63cm" svg:y1="15.544cm" svg:x2="22.996cm" svg:y2="15.853cm" draw:start-shape="id1" draw:start-glue-point="9" draw:end-shape="id2" draw:end-glue-point="5" svg:d="M14563 15544l8433 309" svg:viewBox="0 0 8434 310">
          <text:p/>
        </draw:connector>
        <draw:connector draw:style-name="gr19" draw:text-style-name="P18" draw:layer="layout" draw:type="line" svg:x1="24.698cm" svg:y1="15.696cm" svg:x2="31.867cm" svg:y2="15.844cm" draw:start-shape="id2" draw:start-glue-point="1" draw:end-shape="id3" draw:end-glue-point="7" svg:d="M24698 15696l7169 148" svg:viewBox="0 0 7170 149">
          <text:p/>
        </draw:connector>
        <draw:connector draw:style-name="gr20" draw:text-style-name="P18" draw:layer="layout" draw:type="line" svg:x1="21.362cm" svg:y1="13.857cm" svg:x2="14.563cm" svg:y2="15.544cm" draw:start-shape="id4" draw:start-glue-point="3" draw:end-shape="id1" draw:end-glue-point="9" svg:d="M21362 13857l-6799 1687" svg:viewBox="0 0 6800 1688">
          <text:p/>
        </draw:connector>
        <draw:custom-shape draw:style-name="gr21" draw:text-style-name="P19" draw:layer="layout" svg:width="9.436cm" svg:height="1.334cm" svg:x="13.866cm" svg:y="7.6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6.53cm" svg:height="0.854cm" svg:x="15.635cm" svg:y="7.878cm">
          <text:list text:style-name="L3">
            <text:list-item>
              <text:p text:style-name="P9"><text:span text:style-name="T1">DPoP-based 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25.408cm" svg:height="1.435cm" svg:x="6.122cm" svg:y="3.855cm">
          <text:p/>
          <draw:enhanced-geometry svg:viewBox="0 0 21600 21600" draw:text-areas="0 ?f0 ?f5 ?f2" draw:type="right-arrow" draw:modifiers="20406.9193144311 5259.88023952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8.482cm" svg:height="0.854cm" svg:x="14.503cm" svg:y="4.143cm">
          <text:list text:style-name="L3">
            <text:list-header>
              <text:p text:style-name="P4"><text:span text:style-name="T1">DKIM or DPoP-based authentic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851cm" svg:y="18.8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67cm" svg:y1="15.545cm" svg:x2="24.698cm" svg:y2="15.696cm" draw:start-shape="id3" draw:start-glue-point="6" draw:end-shape="id2" draw:end-glue-point="1" svg:d="M31867 15545l-7169 151" svg:viewBox="0 0 7170 152">
          <text:p/>
        </draw:connector>
        <draw:custom-shape draw:style-name="gr27" draw:text-style-name="P22" xml:id="id4" draw:id="id4" draw:layer="layout" svg:width="1.702cm" svg:height="0.61cm" svg:x="21.362cm" svg:y="13.5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9.523cm" svg:height="0.854cm" svg:x="18.351cm" svg:y="18.798cm">
          <text:list text:style-name="L3">
            <text:list-item>
              <text:p text:style-name="P9"><text:span text:style-name="T1">Message Submission Agent</text:span><text:span text:style-name="T1"><text:tab/>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9.549cm" svg:height="0.854cm" svg:x="18.366cm" svg:y="18.12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667cm" svg:y="6.3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22cm" svg:y="6.3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18cm" svg:y1="15.387cm" svg:x2="1.518cm" svg:y2="6.945cm" draw:start-shape="id5" draw:start-glue-point="0" draw:end-shape="id6" draw:end-glue-point="2" svg:d="M1518 15387v-8442" svg:viewBox="0 0 1 8443">
          <text:p/>
        </draw:connector>
        <draw:custom-shape draw:style-name="gr33" draw:text-style-name="P22" xml:id="id8" draw:id="id8" draw:layer="layout" svg:width="1.702cm" svg:height="0.61cm" svg:x="24.647cm" svg:y="13.5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0.815cm" svg:y="17.4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0.815cm" svg:y="18.4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7.961cm" svg:height="0.854cm" svg:x="1.714cm" svg:y="17.436cm">
          <text:list text:style-name="L3">
            <text:list-item>
              <text:p text:style-name="P24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5" draw:layer="layout" svg:width="8.016cm" svg:height="0.854cm" svg:x="1.714cm" svg:y="18.358cm">
          <text:list text:style-name="L3">
            <text:list-item>
              <text:p text:style-name="P24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7" draw:layer="layout" svg:width="1.713cm" svg:height="0.854cm" svg:x="12.807cm" svg:y="9.3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7" draw:layer="layout" svg:width="2.894cm" svg:height="0.854cm" svg:x="22.419cm" svg:y="9.3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9.46cm" svg:height="0.854cm" svg:x="18.351cm" svg:y="19.448cm">
          <text:list text:style-name="L3">
            <text:list-item>
              <text:p text:style-name="P9"><text:span text:style-name="T1">Message Transfer Agent</text:span><text:span text:style-name="T1"><text:tab/>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672cm" svg:y1="15.543cm" svg:x2="12.861cm" svg:y2="15.696cm" draw:start-shape="id7" draw:start-glue-point="11" draw:end-shape="id1" draw:end-glue-point="3" svg:d="M5672 15543l7189 153" svg:viewBox="0 0 7190 154">
          <text:p/>
        </draw:connector>
        <draw:connector draw:style-name="gr42" draw:text-style-name="P21" draw:layer="layout" draw:type="line" svg:x1="12.861cm" svg:y1="15.696cm" svg:x2="5.672cm" svg:y2="15.832cm" draw:start-shape="id1" draw:start-glue-point="3" draw:end-shape="id7" draw:end-glue-point="10" svg:d="M12861 15696l-7189 136" svg:viewBox="0 0 7190 137">
          <text:p/>
        </draw:connector>
        <draw:custom-shape draw:style-name="gr43" draw:text-style-name="P14" draw:layer="layout" svg:width="4.953cm" svg:height="1.48cm" svg:x="11.164cm" svg:y="11.0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389cm" svg:y="11.0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9" draw:id="id9" draw:layer="layout" svg:width="0.711cm" svg:height="2.184cm" svg:x="23.501cm" svg:y="12.761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647cm" svg:y1="13.865cm" svg:x2="24.212cm" svg:y2="13.853cm" draw:start-shape="id8" draw:start-glue-point="3" draw:end-shape="id9" draw:end-glue-point="1" svg:d="M24647 13865l-435-12" svg:viewBox="0 0 436 13">
          <text:p/>
        </draw:connector>
        <draw:connector draw:style-name="gr46" draw:text-style-name="P21" draw:layer="layout" draw:type="line" svg:x1="23.501cm" svg:y1="13.853cm" svg:x2="23.064cm" svg:y2="13.857cm" draw:start-shape="id9" draw:start-glue-point="3" draw:end-shape="id4" draw:end-glue-point="1" svg:d="M23501 13853l-437 4" svg:viewBox="0 0 438 5">
          <text:p/>
        </draw:connector>
        <draw:custom-shape draw:style-name="gr47" draw:text-style-name="P30" xml:id="id10" draw:id="id10" draw:layer="layout" svg:width="0.711cm" svg:height="2.184cm" svg:x="2.776cm" svg:y="5.5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369cm" svg:y1="6.64cm" svg:x2="2.776cm" svg:y2="6.638cm" draw:start-shape="id6" draw:start-glue-point="1" draw:end-shape="id10" draw:end-glue-point="3" svg:d="M2369 6640l407-2" svg:viewBox="0 0 408 3">
          <text:p/>
        </draw:connector>
        <draw:connector draw:style-name="gr46" draw:text-style-name="P21" draw:layer="layout" draw:type="line" svg:x1="3.487cm" svg:y1="6.638cm" svg:x2="3.922cm" svg:y2="6.626cm" draw:start-shape="id10" draw:start-glue-point="1" draw:end-shape="id11" draw:end-glue-point="3" svg:d="M3487 6638l435-12" svg:viewBox="0 0 436 13">
          <text:p/>
        </draw:connector>
        <draw:custom-shape draw:style-name="gr48" draw:text-style-name="P23" xml:id="id12" draw:id="id12" draw:layer="layout" svg:width="1.702cm" svg:height="0.61cm" svg:x="31.845cm" svg:y="6.3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111cm" svg:y="6.3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xml:id="id13" draw:id="id13" draw:layer="layout" svg:width="0.711cm" svg:height="2.184cm" svg:x="33.954cm" svg:y="5.5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547cm" svg:y1="6.64cm" svg:x2="33.954cm" svg:y2="6.638cm" draw:start-shape="id12" draw:start-glue-point="1" draw:end-shape="id13" draw:end-glue-point="3" svg:d="M33547 6640l407-2" svg:viewBox="0 0 408 3">
          <text:p/>
        </draw:connector>
        <draw:connector draw:style-name="gr46" draw:text-style-name="P21" draw:layer="layout" draw:type="line" svg:x1="34.665cm" svg:y1="6.638cm" svg:x2="35.111cm" svg:y2="6.626cm" draw:start-shape="id13" draw:start-glue-point="1" draw:end-shape="id14" draw:end-glue-point="3" svg:d="M34665 6638l446-12" svg:viewBox="0 0 447 13">
          <text:p/>
        </draw:connector>
        <draw:connector draw:style-name="gr42" draw:text-style-name="P21" draw:layer="layout" draw:type="line" svg:x1="5.624cm" svg:y1="6.626cm" svg:x2="31.845cm" svg:y2="6.64cm" draw:start-shape="id11" draw:start-glue-point="1" draw:end-shape="id12" draw:end-glue-point="3" svg:d="M5624 6626l26221 14" svg:viewBox="0 0 26222 15">
          <text:p/>
        </draw:connector>
        <draw:custom-shape draw:style-name="gr51" draw:text-style-name="P31" xml:id="id5" draw:id="id5" draw:layer="layout" svg:width="1.702cm" svg:height="0.61cm" svg:x="0.667cm" svg:y="15.3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xml:id="id7" draw:id="id7" draw:layer="layout" svg:width="1.702cm" svg:height="0.61cm" svg:x="3.973cm" svg:y="15.3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62cm" svg:y1="6.931cm" svg:x2="26.349cm" svg:y2="13.865cm" draw:start-shape="id14" draw:start-glue-point="2" draw:end-shape="id8" draw:end-glue-point="1" svg:d="M35962 6931v6934h-9613" svg:viewBox="0 0 9614 6935">
          <text:p/>
        </draw:connector>
        <draw:custom-shape draw:style-name="gr53" draw:text-style-name="P31" xml:id="id3" draw:id="id3" draw:layer="layout" svg:width="1.702cm" svg:height="0.61cm" svg:x="31.867cm" svg:y="15.3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9.329cm" svg:height="0.854cm" svg:x="18.366cm" svg:y="17.43cm">
          <text:list text:style-name="L3">
            <text:list-header>
              <text:p text:style-name="P4"><text:span text:style-name="T1">Identity &amp; Access Management</text:span><text:span text:style-name="T1"><text:tab/></text:span><text:span text:style-name="T1">(IAM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10.451cm" svg:y="18.799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10.466cm" svg:y="18.13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10.466cm" svg:y="17.431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2" draw:layer="layout" svg:width="5.258cm" svg:height="1.601cm" svg:x="7.9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867cm" svg:y="17.4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8.279cm" svg:height="0.854cm" svg:x="28.851cm" svg:y="19.4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866cm" svg:y="18.1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2" draw:layer="layout" svg:width="5.258cm" svg:height="1.601cm" svg:x="24.3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 Servic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0.8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08T08:50:48.698402947</dc:date>
    <dc:creator>Igor Zboran</dc:creator>
    <meta:editing-duration>P2DT1H43M58S</meta:editing-duration>
    <meta:editing-cycles>411</meta:editing-cycles>
    <meta:generator>LibreOffice/24.2.4.2$Linux_X86_64 LibreOffice_project/d29029bfb700ea4a272da1366c5f5e7c14e351b5</meta:generator>
    <meta:document-statistic meta:object-count="69"/>
  </office:meta>
</office:document-meta>
</file>